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60.04mm" svg:height="90.05mm" svg:x="41.8mm" svg:y="238.53mm">
            <draw:object draw:notify-on-update-of-ranges="Tabelle1.A48:Tabelle1.A52 Tabelle1.B47:Tabelle1.B47 Tabelle1.B48:Tabelle1.B52 Tabelle1.A48:Tabelle1.A52 Tabelle1.C47:Tabelle1.C47 Tabelle1.C48:Tabelle1.C52 Tabelle1.A48:Tabelle1.A52 Tabelle1.D47:Tabelle1.D47 Tabelle1.D48:Tabelle1.D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14.6mm" svg:y="238.99mm">
            <draw:object draw:notify-on-update-of-ranges="Tabelle1.E48:Tabelle1.E52 Tabelle1.F47:Tabelle1.F47 Tabelle1.F48:Tabelle1.F52 Tabelle1.E48:Tabelle1.E52 Tabelle1.G47:Tabelle1.G47 Tabelle1.G48:Tabelle1.G52 Tabelle1.E48:Tabelle1.E52 Tabelle1.H47:Tabelle1.H47 Tabelle1.H48:Tabelle1.H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04mm" svg:height="90.05mm" svg:x="77mm" svg:y="332.56mm">
            <draw:object draw:notify-on-update-of-ranges="Tabelle1.I48:Tabelle1.I52 Tabelle1.J47:Tabelle1.J47 Tabelle1.J48:Tabelle1.J52 Tabelle1.I48:Tabelle1.I52 Tabelle1.K47:Tabelle1.K47 Tabelle1.K48:Tabelle1.K52 Tabelle1.I48:Tabelle1.I52 Tabelle1.L47:Tabelle1.L47 Tabelle1.L48:Tabelle1.L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5103.42" calcext:value-type="float">
            <text:p>65103,42</text:p>
          </table:table-cell>
          <table:table-cell office:value-type="float" office:value="138153.48" calcext:value-type="float">
            <text:p>138153,48</text:p>
          </table:table-cell>
          <table:table-cell office:value-type="float" office:value="74290.56" calcext:value-type="float">
            <text:p>74290,56</text:p>
          </table:table-cell>
          <table:table-cell office:value-type="float" office:value="50000" calcext:value-type="float">
            <text:p>50000</text:p>
          </table:table-cell>
          <table:table-cell office:value-type="float" office:value="5.452" calcext:value-type="float">
            <text:p>5,452</text:p>
          </table:table-cell>
          <table:table-cell office:value-type="float" office:value="10.008" calcext:value-type="float">
            <text:p>10,008</text:p>
          </table:table-cell>
          <table:table-cell office:value-type="float" office:value="5.614" calcext:value-type="float">
            <text:p>5,614</text:p>
          </table:table-cell>
          <table:table-cell office:value-type="float" office:value="1000" calcext:value-type="float">
            <text:p>1000</text:p>
          </table:table-cell>
          <table:table-cell office:value-type="float" office:value="0.899999999999999" calcext:value-type="float">
            <text:p>0,899999999999999</text:p>
          </table:table-cell>
          <table:table-cell office:value-type="float" office:value="1.7" calcext:value-type="float">
            <text:p>1,7</text:p>
          </table:table-cell>
          <table:table-cell office:value-type="float" office:value="2.246" calcext:value-type="float">
            <text:p>2,24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1075.86" calcext:value-type="float">
            <text:p>71075,86</text:p>
          </table:table-cell>
          <table:table-cell office:value-type="float" office:value="134023.02" calcext:value-type="float">
            <text:p>134023,02</text:p>
          </table:table-cell>
          <table:table-cell office:value-type="float" office:value="62318.12" calcext:value-type="float">
            <text:p>62318,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.744" calcext:value-type="float">
            <text:p>12,744</text:p>
          </table:table-cell>
          <table:table-cell office:value-type="float" office:value="21.516" calcext:value-type="float">
            <text:p>21,516</text:p>
          </table:table-cell>
          <table:table-cell office:value-type="float" office:value="10.668" calcext:value-type="float">
            <text:p>10,668</text:p>
          </table:table-cell>
          <table:table-cell office:value-type="float" office:value="2000" calcext:value-type="float">
            <text:p>2000</text:p>
          </table:table-cell>
          <table:table-cell office:value-type="float" office:value="3.522" calcext:value-type="float">
            <text:p>3,522</text:p>
          </table:table-cell>
          <table:table-cell office:value-type="float" office:value="1.7" calcext:value-type="float">
            <text:p>1,7</text:p>
          </table:table-cell>
          <table:table-cell office:value-type="float" office:value="4.968" calcext:value-type="float">
            <text:p>4,96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70278.26" calcext:value-type="float">
            <text:p>270278,26</text:p>
          </table:table-cell>
          <table:table-cell office:value-type="float" office:value="120921.72" calcext:value-type="float">
            <text:p>120921,72</text:p>
          </table:table-cell>
          <table:table-cell office:value-type="float" office:value="50495.9" calcext:value-type="float">
            <text:p>50495,9</text:p>
          </table:table-cell>
          <table:table-cell office:value-type="float" office:value="200000" calcext:value-type="float">
            <text:p>200000</text:p>
          </table:table-cell>
          <table:table-cell office:value-type="float" office:value="24.074" calcext:value-type="float">
            <text:p>24,074</text:p>
          </table:table-cell>
          <table:table-cell office:value-type="float" office:value="41.49" calcext:value-type="float">
            <text:p>41,49</text:p>
          </table:table-cell>
          <table:table-cell office:value-type="float" office:value="20.652" calcext:value-type="float">
            <text:p>20,652</text:p>
          </table:table-cell>
          <table:table-cell office:value-type="float" office:value="4000" calcext:value-type="float">
            <text:p>4000</text:p>
          </table:table-cell>
          <table:table-cell office:value-type="float" office:value="3.7" calcext:value-type="float">
            <text:p>3,7</text:p>
          </table:table-cell>
          <table:table-cell office:value-type="float" office:value="1.7" calcext:value-type="float">
            <text:p>1,7</text:p>
          </table:table-cell>
          <table:table-cell office:value-type="float" office:value="10.066" calcext:value-type="float">
            <text:p>10,066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70437.9" calcext:value-type="float">
            <text:p>70437,9</text:p>
          </table:table-cell>
          <table:table-cell office:value-type="float" office:value="104955.96" calcext:value-type="float">
            <text:p>104955,96</text:p>
          </table:table-cell>
          <table:table-cell office:value-type="float" office:value="48708.7" calcext:value-type="float">
            <text:p>48708,7</text:p>
          </table:table-cell>
          <table:table-cell office:value-type="float" office:value="400000" calcext:value-type="float">
            <text:p>400000</text:p>
          </table:table-cell>
          <table:table-cell office:value-type="float" office:value="47.466" calcext:value-type="float">
            <text:p>47,466</text:p>
          </table:table-cell>
          <table:table-cell office:value-type="float" office:value="66.64" calcext:value-type="float">
            <text:p>66,64</text:p>
          </table:table-cell>
          <table:table-cell office:value-type="float" office:value="41.422" calcext:value-type="float">
            <text:p>41,422</text:p>
          </table:table-cell>
          <table:table-cell office:value-type="float" office:value="8000" calcext:value-type="float">
            <text:p>8000</text:p>
          </table:table-cell>
          <table:table-cell office:value-type="float" office:value="8.5" calcext:value-type="float">
            <text:p>8,5</text:p>
          </table:table-cell>
          <table:table-cell office:value-type="float" office:value="1.7" calcext:value-type="float">
            <text:p>1,7</text:p>
          </table:table-cell>
          <table:table-cell office:value-type="float" office:value="6.812" calcext:value-type="float">
            <text:p>6,812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58598.56" calcext:value-type="float">
            <text:p>58598,56</text:p>
          </table:table-cell>
          <table:table-cell office:value-type="float" office:value="75426.62" calcext:value-type="float">
            <text:p>75426,62</text:p>
          </table:table-cell>
          <table:table-cell office:value-type="float" office:value="77563.18" calcext:value-type="float">
            <text:p>77563,18</text:p>
          </table:table-cell>
          <table:table-cell office:value-type="float" office:value="800000" calcext:value-type="float">
            <text:p>800000</text:p>
          </table:table-cell>
          <table:table-cell office:value-type="float" office:value="67.206" calcext:value-type="float">
            <text:p>67,206</text:p>
          </table:table-cell>
          <table:table-cell office:value-type="float" office:value="99.8" calcext:value-type="float">
            <text:p>99,8</text:p>
          </table:table-cell>
          <table:table-cell office:value-type="float" office:value="61.706" calcext:value-type="float">
            <text:p>61,706</text:p>
          </table:table-cell>
          <table:table-cell office:value-type="float" office:value="16000" calcext:value-type="float">
            <text:p>16000</text:p>
          </table:table-cell>
          <table:table-cell office:value-type="float" office:value="5.6" calcext:value-type="float">
            <text:p>5,6</text:p>
          </table:table-cell>
          <table:table-cell office:value-type="float" office:value="1.7" calcext:value-type="float">
            <text:p>1,7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63861.44" calcext:value-type="float">
            <text:p>163861,44</text:p>
          </table:table-cell>
          <table:table-cell office:value-type="float" office:value="108772.54" calcext:value-type="float">
            <text:p>108772,54</text:p>
          </table:table-cell>
          <table:table-cell office:value-type="float" office:value="83068.02" calcext:value-type="float">
            <text:p>83068,02</text:p>
          </table:table-cell>
          <table:table-cell office:value-type="float" office:value="50000" calcext:value-type="float">
            <text:p>50000</text:p>
          </table:table-cell>
          <table:table-cell office:value-type="float" office:value="6.328" calcext:value-type="float">
            <text:p>6,328</text:p>
          </table:table-cell>
          <table:table-cell office:value-type="float" office:value="9.03" calcext:value-type="float">
            <text:p>9,03</text:p>
          </table:table-cell>
          <table:table-cell office:value-type="float" office:value="5.75" calcext:value-type="float">
            <text:p>5,75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,7</text:p>
          </table:table-cell>
          <table:table-cell office:value-type="float" office:value="1.7" calcext:value-type="float">
            <text:p>1,7</text:p>
          </table:table-cell>
          <table:table-cell office:value-type="float" office:value="2.408" calcext:value-type="float">
            <text:p>2,40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4915.84" calcext:value-type="float">
            <text:p>74915,84</text:p>
          </table:table-cell>
          <table:table-cell office:value-type="float" office:value="126093" calcext:value-type="float">
            <text:p>126093</text:p>
          </table:table-cell>
          <table:table-cell office:value-type="float" office:value="64712.54" calcext:value-type="float">
            <text:p>64712,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.426" calcext:value-type="float">
            <text:p>12,426</text:p>
          </table:table-cell>
          <table:table-cell office:value-type="float" office:value="20.958" calcext:value-type="float">
            <text:p>20,958</text:p>
          </table:table-cell>
          <table:table-cell office:value-type="float" office:value="11.388" calcext:value-type="float">
            <text:p>11,388</text:p>
          </table:table-cell>
          <table:table-cell office:value-type="float" office:value="2000" calcext:value-type="float">
            <text:p>2000</text:p>
          </table:table-cell>
          <table:table-cell office:value-type="float" office:value="1.8" calcext:value-type="float">
            <text:p>1,8</text:p>
          </table:table-cell>
          <table:table-cell office:value-type="float" office:value="1.7" calcext:value-type="float">
            <text:p>1,7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66164.32" calcext:value-type="float">
            <text:p>66164,32</text:p>
          </table:table-cell>
          <table:table-cell office:value-type="float" office:value="151666.98" calcext:value-type="float">
            <text:p>151666,98</text:p>
          </table:table-cell>
          <table:table-cell office:value-type="float" office:value="58889.86" calcext:value-type="float">
            <text:p>58889,86</text:p>
          </table:table-cell>
          <table:table-cell office:value-type="float" office:value="200000" calcext:value-type="float">
            <text:p>200000</text:p>
          </table:table-cell>
          <table:table-cell office:value-type="float" office:value="23.908" calcext:value-type="float">
            <text:p>23,908</text:p>
          </table:table-cell>
          <table:table-cell office:value-type="float" office:value="41.252" calcext:value-type="float">
            <text:p>41,252</text:p>
          </table:table-cell>
          <table:table-cell office:value-type="float" office:value="21.836" calcext:value-type="float">
            <text:p>21,836</text:p>
          </table:table-cell>
          <table:table-cell office:value-type="float" office:value="4000" calcext:value-type="float">
            <text:p>4000</text:p>
          </table:table-cell>
          <table:table-cell office:value-type="float" office:value="6.658" calcext:value-type="float">
            <text:p>6,658</text:p>
          </table:table-cell>
          <table:table-cell office:value-type="float" office:value="1.7" calcext:value-type="float">
            <text:p>1,7</text:p>
          </table:table-cell>
          <table:table-cell office:value-type="float" office:value="10.14" calcext:value-type="float">
            <text:p>10,14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71787.2" calcext:value-type="float">
            <text:p>71787,2</text:p>
          </table:table-cell>
          <table:table-cell office:value-type="float" office:value="120171.58" calcext:value-type="float">
            <text:p>120171,58</text:p>
          </table:table-cell>
          <table:table-cell office:value-type="float" office:value="46352.26" calcext:value-type="float">
            <text:p>46352,26</text:p>
          </table:table-cell>
          <table:table-cell office:value-type="float" office:value="400000" calcext:value-type="float">
            <text:p>400000</text:p>
          </table:table-cell>
          <table:table-cell office:value-type="float" office:value="48.07" calcext:value-type="float">
            <text:p>48,07</text:p>
          </table:table-cell>
          <table:table-cell office:value-type="float" office:value="77.18" calcext:value-type="float">
            <text:p>77,18</text:p>
          </table:table-cell>
          <table:table-cell office:value-type="float" office:value="37.874" calcext:value-type="float">
            <text:p>37,874</text:p>
          </table:table-cell>
          <table:table-cell office:value-type="float" office:value="8000" calcext:value-type="float">
            <text:p>8000</text:p>
          </table:table-cell>
          <table:table-cell office:value-type="float" office:value="8.41999999999999" calcext:value-type="float">
            <text:p>8,41999999999999</text:p>
          </table:table-cell>
          <table:table-cell office:value-type="float" office:value="1.7" calcext:value-type="float">
            <text:p>1,7</text:p>
          </table:table-cell>
          <table:table-cell office:value-type="float" office:value="8.10600000000001" calcext:value-type="float">
            <text:p>8,10600000000001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42819.72" calcext:value-type="float">
            <text:p>142819,72</text:p>
          </table:table-cell>
          <table:table-cell office:value-type="float" office:value="110884.88" calcext:value-type="float">
            <text:p>110884,88</text:p>
          </table:table-cell>
          <table:table-cell office:value-type="float" office:value="43974.8" calcext:value-type="float">
            <text:p>43974,8</text:p>
          </table:table-cell>
          <table:table-cell office:value-type="float" office:value="800000" calcext:value-type="float">
            <text:p>800000</text:p>
          </table:table-cell>
          <table:table-cell office:value-type="float" office:value="68.944" calcext:value-type="float">
            <text:p>68,944</text:p>
          </table:table-cell>
          <table:table-cell office:value-type="float" office:value="99.58" calcext:value-type="float">
            <text:p>99,58</text:p>
          </table:table-cell>
          <table:table-cell office:value-type="float" office:value="63.462" calcext:value-type="float">
            <text:p>63,462</text:p>
          </table:table-cell>
          <table:table-cell office:value-type="float" office:value="16000" calcext:value-type="float">
            <text:p>16000</text:p>
          </table:table-cell>
          <table:table-cell office:value-type="float" office:value="8.5" calcext:value-type="float">
            <text:p>8,5</text:p>
          </table:table-cell>
          <table:table-cell office:value-type="float" office:value="1.7" calcext:value-type="float">
            <text:p>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2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34207.28" calcext:value-type="float">
            <text:p>934207,28</text:p>
          </table:table-cell>
          <table:table-cell office:value-type="float" office:value="121251" calcext:value-type="float">
            <text:p>121251</text:p>
          </table:table-cell>
          <table:table-cell office:value-type="float" office:value="60571.8" calcext:value-type="float">
            <text:p>60571,8</text:p>
          </table:table-cell>
          <table:table-cell office:value-type="float" office:value="50000" calcext:value-type="float">
            <text:p>50000</text:p>
          </table:table-cell>
          <table:table-cell office:value-type="float" office:value="5.79" calcext:value-type="float">
            <text:p>5,79</text:p>
          </table:table-cell>
          <table:table-cell office:value-type="float" office:value="9.708" calcext:value-type="float">
            <text:p>9,708</text:p>
          </table:table-cell>
          <table:table-cell office:value-type="float" office:value="4.998" calcext:value-type="float">
            <text:p>4,998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,7</text:p>
          </table:table-cell>
          <table:table-cell office:value-type="float" office:value="1.7" calcext:value-type="float">
            <text:p>1,7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9690.22" calcext:value-type="float">
            <text:p>59690,22</text:p>
          </table:table-cell>
          <table:table-cell office:value-type="float" office:value="134034.22" calcext:value-type="float">
            <text:p>134034,22</text:p>
          </table:table-cell>
          <table:table-cell office:value-type="float" office:value="43063.46" calcext:value-type="float">
            <text:p>43063,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.706" calcext:value-type="float">
            <text:p>11,706</text:p>
          </table:table-cell>
          <table:table-cell office:value-type="float" office:value="19.856" calcext:value-type="float">
            <text:p>19,856</text:p>
          </table:table-cell>
          <table:table-cell office:value-type="float" office:value="10.348" calcext:value-type="float">
            <text:p>10,34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float" office:value="2.268" calcext:value-type="float">
            <text:p>2,26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3743.24" calcext:value-type="float">
            <text:p>53743,24</text:p>
          </table:table-cell>
          <table:table-cell office:value-type="float" office:value="123448.7" calcext:value-type="float">
            <text:p>123448,7</text:p>
          </table:table-cell>
          <table:table-cell office:value-type="float" office:value="45747.8" calcext:value-type="float">
            <text:p>45747,8</text:p>
          </table:table-cell>
          <table:table-cell office:value-type="float" office:value="200000" calcext:value-type="float">
            <text:p>200000</text:p>
          </table:table-cell>
          <table:table-cell office:value-type="float" office:value="23.096" calcext:value-type="float">
            <text:p>23,096</text:p>
          </table:table-cell>
          <table:table-cell office:value-type="float" office:value="40.192" calcext:value-type="float">
            <text:p>40,192</text:p>
          </table:table-cell>
          <table:table-cell office:value-type="float" office:value="20.636" calcext:value-type="float">
            <text:p>20,636</text:p>
          </table:table-cell>
          <table:table-cell office:value-type="float" office:value="4000" calcext:value-type="float">
            <text:p>4000</text:p>
          </table:table-cell>
          <table:table-cell office:value-type="float" office:value="3.4" calcext:value-type="float">
            <text:p>3,4</text:p>
          </table:table-cell>
          <table:table-cell office:value-type="float" office:value="1.7" calcext:value-type="float">
            <text:p>1,7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70593.12" calcext:value-type="float">
            <text:p>70593,12</text:p>
          </table:table-cell>
          <table:table-cell office:value-type="float" office:value="88417.16" calcext:value-type="float">
            <text:p>88417,16</text:p>
          </table:table-cell>
          <table:table-cell office:value-type="float" office:value="73074.56" calcext:value-type="float">
            <text:p>73074,56</text:p>
          </table:table-cell>
          <table:table-cell office:value-type="float" office:value="400000" calcext:value-type="float">
            <text:p>400000</text:p>
          </table:table-cell>
          <table:table-cell office:value-type="float" office:value="43.122" calcext:value-type="float">
            <text:p>43,122</text:p>
          </table:table-cell>
          <table:table-cell office:value-type="float" office:value="62.142" calcext:value-type="float">
            <text:p>62,142</text:p>
          </table:table-cell>
          <table:table-cell office:value-type="float" office:value="40.41" calcext:value-type="float">
            <text:p>40,41</text:p>
          </table:table-cell>
          <table:table-cell office:value-type="float" office:value="8000" calcext:value-type="float">
            <text:p>8000</text:p>
          </table:table-cell>
          <table:table-cell office:value-type="float" office:value="3.7" calcext:value-type="float">
            <text:p>3,7</text:p>
          </table:table-cell>
          <table:table-cell office:value-type="float" office:value="1.7" calcext:value-type="float">
            <text:p>1,7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42856.88" calcext:value-type="float">
            <text:p>42856,88</text:p>
          </table:table-cell>
          <table:table-cell office:value-type="float" office:value="135182.2" calcext:value-type="float">
            <text:p>135182,2</text:p>
          </table:table-cell>
          <table:table-cell office:value-type="float" office:value="48760.76" calcext:value-type="float">
            <text:p>48760,76</text:p>
          </table:table-cell>
          <table:table-cell office:value-type="float" office:value="800000" calcext:value-type="float">
            <text:p>800000</text:p>
          </table:table-cell>
          <table:table-cell office:value-type="float" office:value="65.742" calcext:value-type="float">
            <text:p>65,742</text:p>
          </table:table-cell>
          <table:table-cell office:value-type="float" office:value="99.54" calcext:value-type="float">
            <text:p>99,54</text:p>
          </table:table-cell>
          <table:table-cell office:value-type="float" office:value="63.988" calcext:value-type="float">
            <text:p>63,988</text:p>
          </table:table-cell>
          <table:table-cell office:value-type="float" office:value="16000" calcext:value-type="float">
            <text:p>16000</text:p>
          </table:table-cell>
          <table:table-cell office:value-type="float" office:value="6.6" calcext:value-type="float">
            <text:p>6,6</text:p>
          </table:table-cell>
          <table:table-cell office:value-type="float" office:value="1.7" calcext:value-type="float">
            <text:p>1,7</text:p>
          </table:table-cell>
          <table:table-cell office:value-type="float" office:value="7.19999999999999" calcext:value-type="float">
            <text:p>7,19999999999999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3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78459.54" calcext:value-type="float">
            <text:p>78459,54</text:p>
          </table:table-cell>
          <table:table-cell office:value-type="float" office:value="128314.54" calcext:value-type="float">
            <text:p>128314,54</text:p>
          </table:table-cell>
          <table:table-cell office:value-type="float" office:value="107271.3" calcext:value-type="float">
            <text:p>107271,3</text:p>
          </table:table-cell>
          <table:table-cell office:value-type="float" office:value="50000" calcext:value-type="float">
            <text:p>50000</text:p>
          </table:table-cell>
          <table:table-cell office:value-type="float" office:value="5.87" calcext:value-type="float">
            <text:p>5,87</text:p>
          </table:table-cell>
          <table:table-cell office:value-type="float" office:value="9.85" calcext:value-type="float">
            <text:p>9,85</text:p>
          </table:table-cell>
          <table:table-cell office:value-type="float" office:value="5.44" calcext:value-type="float">
            <text:p>5,44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,7</text:p>
          </table:table-cell>
          <table:table-cell office:value-type="float" office:value="1.7" calcext:value-type="float">
            <text:p>1,7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6877" calcext:value-type="float">
            <text:p>56877</text:p>
          </table:table-cell>
          <table:table-cell office:value-type="float" office:value="137038.66" calcext:value-type="float">
            <text:p>137038,66</text:p>
          </table:table-cell>
          <table:table-cell office:value-type="float" office:value="55903.58" calcext:value-type="float">
            <text:p>55903,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.29" calcext:value-type="float">
            <text:p>11,29</text:p>
          </table:table-cell>
          <table:table-cell office:value-type="float" office:value="18.184" calcext:value-type="float">
            <text:p>18,184</text:p>
          </table:table-cell>
          <table:table-cell office:value-type="float" office:value="10.888" calcext:value-type="float">
            <text:p>10,888</text:p>
          </table:table-cell>
          <table:table-cell office:value-type="float" office:value="2000" calcext:value-type="float">
            <text:p>2000</text:p>
          </table:table-cell>
          <table:table-cell office:value-type="float" office:value="3.7" calcext:value-type="float">
            <text:p>3,7</text:p>
          </table:table-cell>
          <table:table-cell office:value-type="float" office:value="1.7" calcext:value-type="float">
            <text:p>1,7</text:p>
          </table:table-cell>
          <table:table-cell office:value-type="float" office:value="3.216" calcext:value-type="float">
            <text:p>3,21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61330.72" calcext:value-type="float">
            <text:p>61330,72</text:p>
          </table:table-cell>
          <table:table-cell office:value-type="float" office:value="322733.84" calcext:value-type="float">
            <text:p>322733,84</text:p>
          </table:table-cell>
          <table:table-cell office:value-type="float" office:value="49854.9" calcext:value-type="float">
            <text:p>49854,9</text:p>
          </table:table-cell>
          <table:table-cell office:value-type="float" office:value="200000" calcext:value-type="float">
            <text:p>200000</text:p>
          </table:table-cell>
          <table:table-cell office:value-type="float" office:value="23.216" calcext:value-type="float">
            <text:p>23,216</text:p>
          </table:table-cell>
          <table:table-cell office:value-type="float" office:value="41.628" calcext:value-type="float">
            <text:p>41,628</text:p>
          </table:table-cell>
          <table:table-cell office:value-type="float" office:value="22.18" calcext:value-type="float">
            <text:p>22,18</text:p>
          </table:table-cell>
          <table:table-cell office:value-type="float" office:value="4000" calcext:value-type="float">
            <text:p>4000</text:p>
          </table:table-cell>
          <table:table-cell office:value-type="float" office:value="3.7" calcext:value-type="float">
            <text:p>3,7</text:p>
          </table:table-cell>
          <table:table-cell office:value-type="float" office:value="1.7" calcext:value-type="float">
            <text:p>1,7</text:p>
          </table:table-cell>
          <table:table-cell office:value-type="float" office:value="3.742" calcext:value-type="float">
            <text:p>3,74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20458.8" calcext:value-type="float">
            <text:p>120458,8</text:p>
          </table:table-cell>
          <table:table-cell office:value-type="float" office:value="117055.36" calcext:value-type="float">
            <text:p>117055,36</text:p>
          </table:table-cell>
          <table:table-cell office:value-type="float" office:value="54635.54" calcext:value-type="float">
            <text:p>54635,54</text:p>
          </table:table-cell>
          <table:table-cell office:value-type="float" office:value="400000" calcext:value-type="float">
            <text:p>400000</text:p>
          </table:table-cell>
          <table:table-cell office:value-type="float" office:value="47.964" calcext:value-type="float">
            <text:p>47,964</text:p>
          </table:table-cell>
          <table:table-cell office:value-type="float" office:value="92.614" calcext:value-type="float">
            <text:p>92,614</text:p>
          </table:table-cell>
          <table:table-cell office:value-type="float" office:value="42.428" calcext:value-type="float">
            <text:p>42,428</text:p>
          </table:table-cell>
          <table:table-cell office:value-type="float" office:value="8000" calcext:value-type="float">
            <text:p>8000</text:p>
          </table:table-cell>
          <table:table-cell office:value-type="float" office:value="6.882" calcext:value-type="float">
            <text:p>6,882</text:p>
          </table:table-cell>
          <table:table-cell office:value-type="float" office:value="1.7" calcext:value-type="float">
            <text:p>1,7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64578.3" calcext:value-type="float">
            <text:p>64578,3</text:p>
          </table:table-cell>
          <table:table-cell office:value-type="float" office:value="121642.44" calcext:value-type="float">
            <text:p>121642,44</text:p>
          </table:table-cell>
          <table:table-cell office:value-type="float" office:value="65819.86" calcext:value-type="float">
            <text:p>65819,86</text:p>
          </table:table-cell>
          <table:table-cell office:value-type="float" office:value="800000" calcext:value-type="float">
            <text:p>800000</text:p>
          </table:table-cell>
          <table:table-cell office:value-type="float" office:value="67.398" calcext:value-type="float">
            <text:p>67,398</text:p>
          </table:table-cell>
          <table:table-cell office:value-type="float" office:value="99.54" calcext:value-type="float">
            <text:p>99,54</text:p>
          </table:table-cell>
          <table:table-cell office:value-type="float" office:value="66.086" calcext:value-type="float">
            <text:p>66,086</text:p>
          </table:table-cell>
          <table:table-cell office:value-type="float" office:value="16000" calcext:value-type="float">
            <text:p>16000</text:p>
          </table:table-cell>
          <table:table-cell office:value-type="float" office:value="5.6" calcext:value-type="float">
            <text:p>5,6</text:p>
          </table:table-cell>
          <table:table-cell office:value-type="float" office:value="1.7" calcext:value-type="float">
            <text:p>1,7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4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2835.02" calcext:value-type="float">
            <text:p>62835,02</text:p>
          </table:table-cell>
          <table:table-cell office:value-type="float" office:value="148244.78" calcext:value-type="float">
            <text:p>148244,78</text:p>
          </table:table-cell>
          <table:table-cell office:value-type="float" office:value="73269" calcext:value-type="float">
            <text:p>73269</text:p>
          </table:table-cell>
          <table:table-cell office:value-type="float" office:value="50000" calcext:value-type="float">
            <text:p>50000</text:p>
          </table:table-cell>
          <table:table-cell office:value-type="float" office:value="5.174" calcext:value-type="float">
            <text:p>5,174</text:p>
          </table:table-cell>
          <table:table-cell office:value-type="float" office:value="9.928" calcext:value-type="float">
            <text:p>9,928</text:p>
          </table:table-cell>
          <table:table-cell office:value-type="float" office:value="5.216" calcext:value-type="float">
            <text:p>5,216</text:p>
          </table:table-cell>
          <table:table-cell office:value-type="float" office:value="50000" calcext:value-type="float">
            <text:p>50000</text:p>
          </table:table-cell>
          <table:table-cell office:value-type="float" office:value="0.7" calcext:value-type="float">
            <text:p>0,7</text:p>
          </table:table-cell>
          <table:table-cell office:value-type="float" office:value="1.7" calcext:value-type="float">
            <text:p>1,7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5818.06" calcext:value-type="float">
            <text:p>65818,06</text:p>
          </table:table-cell>
          <table:table-cell office:value-type="float" office:value="111872.32" calcext:value-type="float">
            <text:p>111872,32</text:p>
          </table:table-cell>
          <table:table-cell office:value-type="float" office:value="44772.1" calcext:value-type="float">
            <text:p>44772,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.068" calcext:value-type="float">
            <text:p>12,068</text:p>
          </table:table-cell>
          <table:table-cell office:value-type="float" office:value="19.016" calcext:value-type="float">
            <text:p>19,016</text:p>
          </table:table-cell>
          <table:table-cell office:value-type="float" office:value="10.068" calcext:value-type="float">
            <text:p>10,0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float" office:value="2.84" calcext:value-type="float">
            <text:p>2,8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75399.86" calcext:value-type="float">
            <text:p>75399,86</text:p>
          </table:table-cell>
          <table:table-cell office:value-type="float" office:value="151983.42" calcext:value-type="float">
            <text:p>151983,42</text:p>
          </table:table-cell>
          <table:table-cell office:value-type="float" office:value="50389.24" calcext:value-type="float">
            <text:p>50389,24</text:p>
          </table:table-cell>
          <table:table-cell office:value-type="float" office:value="200000" calcext:value-type="float">
            <text:p>200000</text:p>
          </table:table-cell>
          <table:table-cell office:value-type="float" office:value="22.696" calcext:value-type="float">
            <text:p>22,696</text:p>
          </table:table-cell>
          <table:table-cell office:value-type="float" office:value="43.732" calcext:value-type="float">
            <text:p>43,732</text:p>
          </table:table-cell>
          <table:table-cell office:value-type="float" office:value="20.396" calcext:value-type="float">
            <text:p>20,396</text:p>
          </table:table-cell>
          <table:table-cell office:value-type="float" office:value="200000" calcext:value-type="float">
            <text:p>200000</text:p>
          </table:table-cell>
          <table:table-cell office:value-type="float" office:value="5.386" calcext:value-type="float">
            <text:p>5,386</text:p>
          </table:table-cell>
          <table:table-cell office:value-type="float" office:value="1.7" calcext:value-type="float">
            <text:p>1,7</text:p>
          </table:table-cell>
          <table:table-cell office:value-type="float" office:value="8.188" calcext:value-type="float">
            <text:p>8,188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59971.76" calcext:value-type="float">
            <text:p>59971,76</text:p>
          </table:table-cell>
          <table:table-cell office:value-type="float" office:value="124363.48" calcext:value-type="float">
            <text:p>124363,48</text:p>
          </table:table-cell>
          <table:table-cell office:value-type="float" office:value="98968.34" calcext:value-type="float">
            <text:p>98968,34</text:p>
          </table:table-cell>
          <table:table-cell office:value-type="float" office:value="400000" calcext:value-type="float">
            <text:p>400000</text:p>
          </table:table-cell>
          <table:table-cell office:value-type="float" office:value="45.008" calcext:value-type="float">
            <text:p>45,008</text:p>
          </table:table-cell>
          <table:table-cell office:value-type="float" office:value="89.774" calcext:value-type="float">
            <text:p>89,774</text:p>
          </table:table-cell>
          <table:table-cell office:value-type="float" office:value="41.392" calcext:value-type="float">
            <text:p>41,392</text:p>
          </table:table-cell>
          <table:table-cell office:value-type="float" office:value="400000" calcext:value-type="float">
            <text:p>400000</text:p>
          </table:table-cell>
          <table:table-cell office:value-type="float" office:value="6.9" calcext:value-type="float">
            <text:p>6,9</text:p>
          </table:table-cell>
          <table:table-cell office:value-type="float" office:value="1.7" calcext:value-type="float">
            <text:p>1,7</text:p>
          </table:table-cell>
          <table:table-cell office:value-type="float" office:value="7.19999999999999" calcext:value-type="float">
            <text:p>7,19999999999999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51023.92" calcext:value-type="float">
            <text:p>51023,92</text:p>
          </table:table-cell>
          <table:table-cell office:value-type="float" office:value="82297.72" calcext:value-type="float">
            <text:p>82297,72</text:p>
          </table:table-cell>
          <table:table-cell office:value-type="float" office:value="49238.3" calcext:value-type="float">
            <text:p>49238,3</text:p>
          </table:table-cell>
          <table:table-cell office:value-type="float" office:value="800000" calcext:value-type="float">
            <text:p>800000</text:p>
          </table:table-cell>
          <table:table-cell office:value-type="float" office:value="70.596" calcext:value-type="float">
            <text:p>70,596</text:p>
          </table:table-cell>
          <table:table-cell office:value-type="float" office:value="99.72" calcext:value-type="float">
            <text:p>99,72</text:p>
          </table:table-cell>
          <table:table-cell office:value-type="float" office:value="60.446" calcext:value-type="float">
            <text:p>60,446</text:p>
          </table:table-cell>
          <table:table-cell office:value-type="float" office:value="800000" calcext:value-type="float">
            <text:p>800000</text:p>
          </table:table-cell>
          <table:table-cell office:value-type="float" office:value="5.4" calcext:value-type="float">
            <text:p>5,4</text:p>
          </table:table-cell>
          <table:table-cell office:value-type="float" office:value="1.7" calcext:value-type="float">
            <text:p>1,7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5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MPLETE: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oughput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AVERAGE([.B2];[.B11];[.B20];[.B29];[.B38])" office:value-type="float" office:value="260893.34" calcext:value-type="float">
            <text:p>260893,34</text:p>
          </table:table-cell>
          <table:table-cell table:formula="of:=AVERAGE([.C2];[.C11];[.C20];[.C29];[.C38])" office:value-type="float" office:value="128947.268" calcext:value-type="float">
            <text:p>128947,268</text:p>
          </table:table-cell>
          <table:table-cell table:formula="of:=AVERAGE([.D2];[.D11];[.D20];[.D29];[.D38])" office:value-type="float" office:value="79694.136" calcext:value-type="float">
            <text:p>79694,136</text:p>
          </table:table-cell>
          <table:table-cell table:formula="of:=AVERAGE([.E2];[.E11];[.E20];[.E29];[.E38])" office:value-type="float" office:value="50000" calcext:value-type="float">
            <text:p>50000</text:p>
          </table:table-cell>
          <table:table-cell table:formula="of:=AVERAGE([.F2];[.F11];[.F20];[.F29];[.F38])" office:value-type="float" office:value="5.7228" calcext:value-type="float">
            <text:p>5,7228</text:p>
          </table:table-cell>
          <table:table-cell table:formula="of:=AVERAGE([.G2];[.G11];[.G20];[.G29];[.G38])" office:value-type="float" office:value="9.7048" calcext:value-type="float">
            <text:p>9,7048</text:p>
          </table:table-cell>
          <table:table-cell table:formula="of:=AVERAGE([.H2];[.H11];[.H20];[.H29];[.H38])" office:value-type="float" office:value="5.4036" calcext:value-type="float">
            <text:p>5,4036</text:p>
          </table:table-cell>
          <table:table-cell office:value-type="float" office:value="50000" calcext:value-type="float">
            <text:p>50000</text:p>
          </table:table-cell>
          <table:table-cell table:formula="of:=AVERAGE([.J2];[.J11];[.J20];[.J29];[.J38])" office:value-type="float" office:value="0.74" calcext:value-type="float">
            <text:p>0,74</text:p>
          </table:table-cell>
          <table:table-cell table:formula="of:=AVERAGE([.K2];[.K11];[.K20];[.K29];[.K38])" office:value-type="float" office:value="1.7" calcext:value-type="float">
            <text:p>1,7</text:p>
          </table:table-cell>
          <table:table-cell table:formula="of:=AVERAGE([.L2];[.L11];[.L20];[.L29];[.L38])" office:value-type="float" office:value="2.2508" calcext:value-type="float">
            <text:p>2,250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AVERAGE([.B3];[.B12];[.B21];[.B30];[.B39])" office:value-type="float" office:value="65675.396" calcext:value-type="float">
            <text:p>65675,396</text:p>
          </table:table-cell>
          <table:table-cell table:formula="of:=AVERAGE([.C3];[.C12];[.C21];[.C30];[.C39])" office:value-type="float" office:value="128612.244" calcext:value-type="float">
            <text:p>128612,244</text:p>
          </table:table-cell>
          <table:table-cell table:formula="of:=AVERAGE([.D3];[.D12];[.D21];[.D30];[.D39])" office:value-type="float" office:value="54153.96" calcext:value-type="float">
            <text:p>54153,96</text:p>
          </table:table-cell>
          <table:table-cell table:formula="of:=AVERAGE([.E3];[.E12];[.E21];[.E30];[.E39])" office:value-type="float" office:value="100000" calcext:value-type="float">
            <text:p>100000</text:p>
          </table:table-cell>
          <table:table-cell table:formula="of:=AVERAGE([.F3];[.F12];[.F21];[.F30];[.F39])" office:value-type="float" office:value="12.0468" calcext:value-type="float">
            <text:p>12,0468</text:p>
          </table:table-cell>
          <table:table-cell table:formula="of:=AVERAGE([.G3];[.G12];[.G21];[.G30];[.G39])" office:value-type="float" office:value="19.906" calcext:value-type="float">
            <text:p>19,906</text:p>
          </table:table-cell>
          <table:table-cell table:formula="of:=AVERAGE([.H3];[.H12];[.H21];[.H30];[.H39])" office:value-type="float" office:value="10.672" calcext:value-type="float">
            <text:p>10,672</text:p>
          </table:table-cell>
          <table:table-cell office:value-type="float" office:value="100000" calcext:value-type="float">
            <text:p>100000</text:p>
          </table:table-cell>
          <table:table-cell table:formula="of:=AVERAGE([.J3];[.J12];[.J21];[.J30];[.J39])" office:value-type="float" office:value="2.2044" calcext:value-type="float">
            <text:p>2,2044</text:p>
          </table:table-cell>
          <table:table-cell table:formula="of:=AVERAGE([.K3];[.K12];[.K21];[.K30];[.K39])" office:value-type="float" office:value="1.7" calcext:value-type="float">
            <text:p>1,7</text:p>
          </table:table-cell>
          <table:table-cell table:formula="of:=AVERAGE([.L3];[.L12];[.L21];[.L30];[.L39])" office:value-type="float" office:value="3.2984" calcext:value-type="float">
            <text:p>3,298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AVERAGE([.B4];[.B13];[.B22];[.B31];[.B40])" office:value-type="float" office:value="105383.28" calcext:value-type="float">
            <text:p>105383,28</text:p>
          </table:table-cell>
          <table:table-cell table:formula="of:=AVERAGE([.C4];[.C13];[.C22];[.C31];[.C40])" office:value-type="float" office:value="174150.932" calcext:value-type="float">
            <text:p>174150,932</text:p>
          </table:table-cell>
          <table:table-cell table:formula="of:=AVERAGE([.D4];[.D13];[.D22];[.D31];[.D40])" office:value-type="float" office:value="51075.54" calcext:value-type="float">
            <text:p>51075,54</text:p>
          </table:table-cell>
          <table:table-cell table:formula="of:=AVERAGE([.E4];[.E13];[.E22];[.E31];[.E40])" office:value-type="float" office:value="200000" calcext:value-type="float">
            <text:p>200000</text:p>
          </table:table-cell>
          <table:table-cell table:formula="of:=AVERAGE([.F4];[.F13];[.F22];[.F31];[.F40])" office:value-type="float" office:value="23.398" calcext:value-type="float">
            <text:p>23,398</text:p>
          </table:table-cell>
          <table:table-cell table:formula="of:=AVERAGE([.G4];[.G13];[.G22];[.G31];[.G40])" office:value-type="float" office:value="41.6588" calcext:value-type="float">
            <text:p>41,6588</text:p>
          </table:table-cell>
          <table:table-cell table:formula="of:=AVERAGE([.H4];[.H13];[.H22];[.H31];[.H40])" office:value-type="float" office:value="21.14" calcext:value-type="float">
            <text:p>21,14</text:p>
          </table:table-cell>
          <table:table-cell office:value-type="float" office:value="200000" calcext:value-type="float">
            <text:p>200000</text:p>
          </table:table-cell>
          <table:table-cell table:formula="of:=AVERAGE([.J4];[.J13];[.J22];[.J31];[.J40])" office:value-type="float" office:value="4.5688" calcext:value-type="float">
            <text:p>4,5688</text:p>
          </table:table-cell>
          <table:table-cell table:formula="of:=AVERAGE([.K4];[.K13];[.K22];[.K31];[.K40])" office:value-type="float" office:value="1.7" calcext:value-type="float">
            <text:p>1,7</text:p>
          </table:table-cell>
          <table:table-cell table:formula="of:=AVERAGE([.L4];[.L13];[.L22];[.L31];[.L40])" office:value-type="float" office:value="7.4072" calcext:value-type="float">
            <text:p>7,407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AVERAGE([.B5];[.B14];[.B23];[.B32];[.B41])" office:value-type="float" office:value="78649.756" calcext:value-type="float">
            <text:p>78649,756</text:p>
          </table:table-cell>
          <table:table-cell table:formula="of:=AVERAGE([.C5];[.C14];[.C23];[.C32];[.C41])" office:value-type="float" office:value="110992.708" calcext:value-type="float">
            <text:p>110992,708</text:p>
          </table:table-cell>
          <table:table-cell table:formula="of:=AVERAGE([.D5];[.D14];[.D23];[.D32];[.D41])" office:value-type="float" office:value="64347.88" calcext:value-type="float">
            <text:p>64347,88</text:p>
          </table:table-cell>
          <table:table-cell table:formula="of:=AVERAGE([.E5];[.E14];[.E23];[.E32];[.E41])" office:value-type="float" office:value="400000" calcext:value-type="float">
            <text:p>400000</text:p>
          </table:table-cell>
          <table:table-cell table:formula="of:=AVERAGE([.F5];[.F14];[.F23];[.F32];[.F41])" office:value-type="float" office:value="46.326" calcext:value-type="float">
            <text:p>46,326</text:p>
          </table:table-cell>
          <table:table-cell table:formula="of:=AVERAGE([.G5];[.G14];[.G23];[.G32];[.G41])" office:value-type="float" office:value="77.67" calcext:value-type="float">
            <text:p>77,67</text:p>
          </table:table-cell>
          <table:table-cell table:formula="of:=AVERAGE([.H5];[.H14];[.H23];[.H32];[.H41])" office:value-type="float" office:value="40.7052" calcext:value-type="float">
            <text:p>40,7052</text:p>
          </table:table-cell>
          <table:table-cell office:value-type="float" office:value="400000" calcext:value-type="float">
            <text:p>400000</text:p>
          </table:table-cell>
          <table:table-cell table:formula="of:=AVERAGE([.J5];[.J14];[.J23];[.J32];[.J41])" office:value-type="float" office:value="6.8804" calcext:value-type="float">
            <text:p>6,8804</text:p>
          </table:table-cell>
          <table:table-cell table:formula="of:=AVERAGE([.K5];[.K14];[.K23];[.K32];[.K41])" office:value-type="float" office:value="1.7" calcext:value-type="float">
            <text:p>1,7</text:p>
          </table:table-cell>
          <table:table-cell table:formula="of:=AVERAGE([.L5];[.L14];[.L23];[.L32];[.L41])" office:value-type="float" office:value="6.8436" calcext:value-type="float">
            <text:p>6,843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AVERAGE([.B6];[.B15];[.B24];[.B33];[.B42])" office:value-type="float" office:value="71975.476" calcext:value-type="float">
            <text:p>71975,476</text:p>
          </table:table-cell>
          <table:table-cell table:formula="of:=AVERAGE([.C6];[.C15];[.C24];[.C33];[.C42])" office:value-type="float" office:value="105086.772" calcext:value-type="float">
            <text:p>105086,772</text:p>
          </table:table-cell>
          <table:table-cell table:formula="of:=AVERAGE([.D6];[.D15];[.D24];[.D33];[.D42])" office:value-type="float" office:value="57071.38" calcext:value-type="float">
            <text:p>57071,38</text:p>
          </table:table-cell>
          <table:table-cell table:formula="of:=AVERAGE([.E6];[.E15];[.E24];[.E33];[.E42])" office:value-type="float" office:value="800000" calcext:value-type="float">
            <text:p>800000</text:p>
          </table:table-cell>
          <table:table-cell table:formula="of:=AVERAGE([.F6];[.F15];[.F24];[.F33];[.F42])" office:value-type="float" office:value="67.9772" calcext:value-type="float">
            <text:p>67,9772</text:p>
          </table:table-cell>
          <table:table-cell table:formula="of:=AVERAGE([.G6];[.G15];[.G24];[.G33];[.G42])" office:value-type="float" office:value="99.636" calcext:value-type="float">
            <text:p>99,636</text:p>
          </table:table-cell>
          <table:table-cell table:formula="of:=AVERAGE([.H6];[.H15];[.H24];[.H33];[.H42])" office:value-type="float" office:value="63.1376" calcext:value-type="float">
            <text:p>63,1376</text:p>
          </table:table-cell>
          <table:table-cell office:value-type="float" office:value="800000" calcext:value-type="float">
            <text:p>800000</text:p>
          </table:table-cell>
          <table:table-cell table:formula="of:=AVERAGE([.J6];[.J15];[.J24];[.J33];[.J42])" office:value-type="float" office:value="6.34" calcext:value-type="float">
            <text:p>6,34</text:p>
          </table:table-cell>
          <table:table-cell table:formula="of:=AVERAGE([.K6];[.K15];[.K24];[.K33];[.K42])" office:value-type="float" office:value="1.7" calcext:value-type="float">
            <text:p>1,7</text:p>
          </table:table-cell>
          <table:table-cell table:formula="of:=AVERAGE([.L6];[.L15];[.L24];[.L33];[.L42])" office:value-type="float" office:value="6.34" calcext:value-type="float">
            <text:p>6,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.00.0000</text:date>, <text:time style:data-style-name="N2" text:time-value="18:39:55.67427955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17:43:31.327111218</meta:creation-date>
    <dc:date>2020-10-14T19:02:35.637318490</dc:date>
    <meta:editing-duration>PT12H24M57S</meta:editing-duration>
    <meta:editing-cycles>16</meta:editing-cycles>
    <meta:generator>LibreOffice/6.0.7.3$Linux_X86_64 LibreOffice_project/00m0$Build-3</meta:generator>
    <meta:document-statistic meta:table-count="1" meta:cell-count="4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3" number:language="en" number:country="U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10003">
      <style:chart-properties chart:display-label="true" chart:logarithmic="false" chart:maximum="800000" chart:reverse-direction="false" text:line-break="false" loext:try-staggering-first="false" chart:label-arrangement="stagger-odd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62a73b" draw:fill-color="#62a73b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title svg:x="3.156cm" svg:y="0.316cm" chart:style-name="ch2">
          <text:p>Mean Latencies of JVM, GVM and Native Image</text:p>
        </chart:title>
        <chart:subtitle svg:x="5.802cm" svg:y="1.275cm" chart:style-name="ch3">
          <text:p>of Time Windows 51-100</text:p>
        </chart:subtitle>
        <chart:legend chart:legend-position="end" svg:x="13.867cm" svg:y="3.706cm" style:legend-expansion="high" chart:style-name="ch4"/>
        <chart:plot-area chart:style-name="ch5" table:cell-range-address="Tabelle1.A48:Tabelle1.D52 Tabelle1.B47:Tabelle1.D47" chart:data-source-has-labels="row" svg:x="1.331cm" svg:y="2.138cm" svg:width="12.216cm" svg:height="5.707cm">
          <chartooo:coordinate-region svg:x="2.693cm" svg:y="2.337cm" svg:width="10.244cm" svg:height="4.463cm"/>
          <chart:axis chart:dimension="x" chart:name="primary-x" chart:style-name="ch6">
            <chart:title svg:x="6.218cm" svg:y="8.025cm" chart:style-name="ch7">
              <text:p>Throughput [1/s]</text:p>
            </chart:title>
          </chart:axis>
          <chart:axis chart:dimension="y" chart:name="primary-y" chart:style-name="ch8">
            <chart:title svg:x="0.451cm" svg:y="5.908cm" chart:style-name="ch9">
              <text:p>Latency [ns]</text:p>
            </chart:title>
            <chart:grid chart:style-name="ch10" chart:class="major"/>
          </chart:axis>
          <chart:series chart:style-name="ch11" chart:values-cell-range-address="Tabelle1.B48:Tabelle1.B52" chart:label-cell-address="Tabelle1.B47:Tabelle1.B47" chart:class="chart:scatter">
            <chart:domain table:cell-range-address="Tabelle1.A48:Tabelle1.A52"/>
            <chart:data-point chart:repeated="5"/>
          </chart:series>
          <chart:series chart:style-name="ch12" chart:values-cell-range-address="Tabelle1.C48:Tabelle1.C52" chart:label-cell-address="Tabelle1.C47:Tabelle1.C47" chart:class="chart:scatter">
            <chart:data-point chart:repeated="5"/>
          </chart:series>
          <chart:series chart:style-name="ch13" chart:values-cell-range-address="Tabelle1.D48:Tabelle1.D52" chart:label-cell-address="Tabelle1.D47:Tabelle1.D47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47:Tabelle1.B47</svg:desc>
                </draw:g>
              </table:table-cell>
              <table:table-cell office:value-type="string">
                <text:p>NI</text:p>
                <draw:g>
                  <svg:desc>Tabelle1.C47:Tabelle1.C47</svg:desc>
                </draw:g>
              </table:table-cell>
              <table:table-cell office:value-type="string">
                <text:p>GVM</text:p>
                <draw:g>
                  <svg:desc>Tabelle1.D47:Tabelle1.D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Tabelle1.A48:Tabelle1.A52</svg:desc>
                </draw:g>
              </table:table-cell>
              <table:table-cell office:value-type="float" office:value="260893.34">
                <text:p>260893.34</text:p>
                <draw:g>
                  <svg:desc>Tabelle1.B48:Tabelle1.B52</svg:desc>
                </draw:g>
              </table:table-cell>
              <table:table-cell office:value-type="float" office:value="128947.268">
                <text:p>128947.268</text:p>
                <draw:g>
                  <svg:desc>Tabelle1.C48:Tabelle1.C52</svg:desc>
                </draw:g>
              </table:table-cell>
              <table:table-cell office:value-type="float" office:value="79694.136">
                <text:p>79694.136</text:p>
                <draw:g>
                  <svg:desc>Tabelle1.D48:Tabelle1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65675.396">
                <text:p>65675.396</text:p>
              </table:table-cell>
              <table:table-cell office:value-type="float" office:value="128612.244">
                <text:p>128612.244</text:p>
              </table:table-cell>
              <table:table-cell office:value-type="float" office:value="54153.96">
                <text:p>54153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105383.28">
                <text:p>105383.28</text:p>
              </table:table-cell>
              <table:table-cell office:value-type="float" office:value="174150.932">
                <text:p>174150.932</text:p>
              </table:table-cell>
              <table:table-cell office:value-type="float" office:value="51075.54">
                <text:p>51075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78649.756">
                <text:p>78649.756</text:p>
              </table:table-cell>
              <table:table-cell office:value-type="float" office:value="110992.708">
                <text:p>110992.708</text:p>
              </table:table-cell>
              <table:table-cell office:value-type="float" office:value="64347.88">
                <text:p>64347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">
                <text:p>800000</text:p>
              </table:table-cell>
              <table:table-cell office:value-type="float" office:value="71975.476">
                <text:p>71975.476</text:p>
              </table:table-cell>
              <table:table-cell office:value-type="float" office:value="105086.772">
                <text:p>105086.772</text:p>
              </table:table-cell>
              <table:table-cell office:value-type="float" office:value="57071.38">
                <text:p>57071.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3" number:language="en" number:country="U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10003">
      <style:chart-properties chart:display-label="true" chart:logarithmic="false" chart:maximum="800000" chart:reverse-direction="false" text:line-break="false" loext:try-staggering-first="false" chart:label-arrangement="stagger-odd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62a73b" draw:fill-color="#62a73b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44cm" svg:y="0.316cm" chart:style-name="ch2">
          <text:p>Mean %CPU Usage of JVM, GVM and Native Image</text:p>
        </chart:title>
        <chart:subtitle svg:x="5.601cm" svg:y="1.275cm" chart:style-name="ch3">
          <text:p>of Time Windows 51 to 100</text:p>
        </chart:subtitle>
        <chart:legend chart:legend-position="end" svg:x="13.862cm" svg:y="3.703cm" style:legend-expansion="high" chart:style-name="ch4"/>
        <chart:plot-area chart:style-name="ch5" table:cell-range-address="Tabelle1.E48:Tabelle1.H52 Tabelle1.F47:Tabelle1.H47" chart:data-source-has-labels="row" svg:x="1.331cm" svg:y="2.138cm" svg:width="12.211cm" svg:height="5.701cm">
          <chartooo:coordinate-region svg:x="1.952cm" svg:y="2.337cm" svg:width="10.794cm" svg:height="4.457cm"/>
          <chart:axis chart:dimension="x" chart:name="primary-x" chart:style-name="ch6">
            <chart:title svg:x="6.215cm" svg:y="8.019cm" chart:style-name="ch7">
              <text:p>Throughput [1/s]</text:p>
            </chart:title>
          </chart:axis>
          <chart:axis chart:dimension="y" chart:name="primary-y" chart:style-name="ch8">
            <chart:title svg:x="0.451cm" svg:y="6.051cm" chart:style-name="ch9">
              <text:p>%CPU Usage</text:p>
            </chart:title>
            <chart:grid chart:style-name="ch10" chart:class="major"/>
          </chart:axis>
          <chart:series chart:style-name="ch11" chart:values-cell-range-address="Tabelle1.F48:Tabelle1.F52" chart:label-cell-address="Tabelle1.F47:Tabelle1.F47" chart:class="chart:scatter">
            <chart:domain table:cell-range-address="Tabelle1.E48:Tabelle1.E52"/>
            <chart:data-point chart:repeated="5"/>
          </chart:series>
          <chart:series chart:style-name="ch12" chart:values-cell-range-address="Tabelle1.G48:Tabelle1.G52" chart:label-cell-address="Tabelle1.G47:Tabelle1.G47" chart:class="chart:scatter">
            <chart:data-point chart:repeated="5"/>
          </chart:series>
          <chart:series chart:style-name="ch13" chart:values-cell-range-address="Tabelle1.H48:Tabelle1.H52" chart:label-cell-address="Tabelle1.H47:Tabelle1.H47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JVM</text:p>
                <draw:g>
                  <svg:desc>Tabelle1.F47:Tabelle1.F47</svg:desc>
                </draw:g>
              </table:table-cell>
              <table:table-cell office:value-type="string">
                <text:p>NI</text:p>
                <draw:g>
                  <svg:desc>Tabelle1.G47:Tabelle1.G47</svg:desc>
                </draw:g>
              </table:table-cell>
              <table:table-cell office:value-type="string">
                <text:p>GVM</text:p>
                <draw:g>
                  <svg:desc>Tabelle1.H47:Tabelle1.H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Tabelle1.E48:Tabelle1.E52</svg:desc>
                </draw:g>
              </table:table-cell>
              <table:table-cell office:value-type="float" office:value="5.7228">
                <text:p>5.7228</text:p>
                <draw:g>
                  <svg:desc>Tabelle1.F48:Tabelle1.F52</svg:desc>
                </draw:g>
              </table:table-cell>
              <table:table-cell office:value-type="float" office:value="9.7048">
                <text:p>9.7048</text:p>
                <draw:g>
                  <svg:desc>Tabelle1.G48:Tabelle1.G52</svg:desc>
                </draw:g>
              </table:table-cell>
              <table:table-cell office:value-type="float" office:value="5.4036">
                <text:p>5.4036</text:p>
                <draw:g>
                  <svg:desc>Tabelle1.H48:Tabelle1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12.0468">
                <text:p>12.0468</text:p>
              </table:table-cell>
              <table:table-cell office:value-type="float" office:value="19.906">
                <text:p>19.906</text:p>
              </table:table-cell>
              <table:table-cell office:value-type="float" office:value="10.672">
                <text:p>10.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23.398">
                <text:p>23.398</text:p>
              </table:table-cell>
              <table:table-cell office:value-type="float" office:value="41.6588">
                <text:p>41.6588</text:p>
              </table:table-cell>
              <table:table-cell office:value-type="float" office:value="21.14">
                <text:p>21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46.326">
                <text:p>46.326</text:p>
              </table:table-cell>
              <table:table-cell office:value-type="float" office:value="77.67">
                <text:p>77.67</text:p>
              </table:table-cell>
              <table:table-cell office:value-type="float" office:value="40.7052">
                <text:p>40.70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">
                <text:p>800000</text:p>
              </table:table-cell>
              <table:table-cell office:value-type="float" office:value="67.9772">
                <text:p>67.9772</text:p>
              </table:table-cell>
              <table:table-cell office:value-type="float" office:value="99.636">
                <text:p>99.636</text:p>
              </table:table-cell>
              <table:table-cell office:value-type="float" office:value="63.1376">
                <text:p>63.13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3" number:language="en" number:country="U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10003">
      <style:chart-properties chart:display-label="true" chart:logarithmic="false" chart:maximum="800000" chart:origin="0" chart:reverse-direction="false" text:line-break="false" loext:try-staggering-first="false" chart:label-arrangement="stagger-odd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62a73b" draw:fill-color="#62a73b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title svg:x="2.402cm" svg:y="0.316cm" chart:style-name="ch2">
          <text:p>Mean %Memory Usage of JVM, GVM and Native Image</text:p>
        </chart:title>
        <chart:subtitle svg:x="5.802cm" svg:y="1.275cm" chart:style-name="ch3">
          <text:p>of Time Windows 51-100</text:p>
        </chart:subtitle>
        <chart:legend chart:legend-position="end" svg:x="13.867cm" svg:y="3.706cm" style:legend-expansion="high" chart:style-name="ch4"/>
        <chart:plot-area chart:style-name="ch5" table:cell-range-address="Tabelle1.I48:Tabelle1.L52 Tabelle1.J47:Tabelle1.L47" chart:data-source-has-labels="row" svg:x="1.331cm" svg:y="2.138cm" svg:width="12.216cm" svg:height="5.707cm">
          <chartooo:coordinate-region svg:x="1.767cm" svg:y="2.337cm" svg:width="11.17cm" svg:height="4.463cm"/>
          <chart:axis chart:dimension="x" chart:name="primary-x" chart:style-name="ch6">
            <chart:title svg:x="6.218cm" svg:y="8.025cm" chart:style-name="ch7">
              <text:p>Throughput [1/s]</text:p>
            </chart:title>
          </chart:axis>
          <chart:axis chart:dimension="y" chart:name="primary-y" chart:style-name="ch8">
            <chart:title svg:x="0.451cm" svg:y="6.292cm" chart:style-name="ch9">
              <text:p>%Memory Usage</text:p>
            </chart:title>
            <chart:grid chart:style-name="ch10" chart:class="major"/>
          </chart:axis>
          <chart:series chart:style-name="ch11" chart:values-cell-range-address="Tabelle1.J48:Tabelle1.J52" chart:label-cell-address="Tabelle1.J47:Tabelle1.J47" chart:class="chart:scatter">
            <chart:domain table:cell-range-address="Tabelle1.I48:Tabelle1.I52"/>
            <chart:data-point chart:repeated="5"/>
          </chart:series>
          <chart:series chart:style-name="ch12" chart:values-cell-range-address="Tabelle1.K48:Tabelle1.K52" chart:label-cell-address="Tabelle1.K47:Tabelle1.K47" chart:class="chart:scatter">
            <chart:data-point chart:repeated="5"/>
          </chart:series>
          <chart:series chart:style-name="ch13" chart:values-cell-range-address="Tabelle1.L48:Tabelle1.L52" chart:label-cell-address="Tabelle1.L47:Tabelle1.L47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JVM</text:p>
                <draw:g>
                  <svg:desc>Tabelle1.J47:Tabelle1.J47</svg:desc>
                </draw:g>
              </table:table-cell>
              <table:table-cell office:value-type="string">
                <text:p>NI</text:p>
                <draw:g>
                  <svg:desc>Tabelle1.K47:Tabelle1.K47</svg:desc>
                </draw:g>
              </table:table-cell>
              <table:table-cell office:value-type="string">
                <text:p>GVM</text:p>
                <draw:g>
                  <svg:desc>Tabelle1.L47:Tabelle1.L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Tabelle1.I48:Tabelle1.I52</svg:desc>
                </draw:g>
              </table:table-cell>
              <table:table-cell office:value-type="float" office:value="0.74">
                <text:p>0.74</text:p>
                <draw:g>
                  <svg:desc>Tabelle1.J48:Tabelle1.J52</svg:desc>
                </draw:g>
              </table:table-cell>
              <table:table-cell office:value-type="float" office:value="1.7">
                <text:p>1.7</text:p>
                <draw:g>
                  <svg:desc>Tabelle1.K48:Tabelle1.K52</svg:desc>
                </draw:g>
              </table:table-cell>
              <table:table-cell office:value-type="float" office:value="2.2508">
                <text:p>2.2508</text:p>
                <draw:g>
                  <svg:desc>Tabelle1.L48:Tabelle1.L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2.2044">
                <text:p>2.2044</text:p>
              </table:table-cell>
              <table:table-cell office:value-type="float" office:value="1.7">
                <text:p>1.7</text:p>
              </table:table-cell>
              <table:table-cell office:value-type="float" office:value="3.2984">
                <text:p>3.29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4.5688">
                <text:p>4.5688</text:p>
              </table:table-cell>
              <table:table-cell office:value-type="float" office:value="1.7">
                <text:p>1.7</text:p>
              </table:table-cell>
              <table:table-cell office:value-type="float" office:value="7.4072">
                <text:p>7.4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6.8804">
                <text:p>6.8804</text:p>
              </table:table-cell>
              <table:table-cell office:value-type="float" office:value="1.7">
                <text:p>1.7</text:p>
              </table:table-cell>
              <table:table-cell office:value-type="float" office:value="6.8436">
                <text:p>6.84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">
                <text:p>800000</text:p>
              </table:table-cell>
              <table:table-cell office:value-type="float" office:value="6.34">
                <text:p>6.34</text:p>
              </table:table-cell>
              <table:table-cell office:value-type="float" office:value="1.7">
                <text:p>1.7</text:p>
              </table:table-cell>
              <table:table-cell office:value-type="float" office:value="6.34">
                <text:p>6.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